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8090021433675" calcext:value-type="float">
            <text:p>97,81</text:p>
          </table:table-cell>
          <table:table-cell table:style-name="ce3" table:formula="of:=([.F2]/12597)*100" office:value-type="float" office:value="2.19099785663253" calcext:value-type="float">
            <text:p>2,19</text:p>
          </table:table-cell>
          <table:table-cell/>
          <table:table-cell table:style-name="ce4" table:formula="of:=[.E18]+[.H18]" office:value-type="float" office:value="12321" calcext:value-type="float">
            <text:p>12321</text:p>
          </table:table-cell>
          <table:table-cell table:formula="of:=12597-[.E2]" office:value-type="float" office:value="276" calcext:value-type="float">
            <text:p>276</text:p>
          </table:table-cell>
          <table:table-cell office:value-type="float" office:value="287.646687031" calcext:value-type="float">
            <text:p>287,646687031</text:p>
          </table:table-cell>
          <table:table-cell office:value-type="float" office:value="0.153207063675" calcext:value-type="float">
            <text:p>0,153207063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3249980154005" calcext:value-type="float">
            <text:p>98,32</text:p>
          </table:table-cell>
          <table:table-cell table:style-name="ce3" table:formula="of:=([.F3]/12597)*100" office:value-type="float" office:value="1.67500198459951" calcext:value-type="float">
            <text:p>1,68</text:p>
          </table:table-cell>
          <table:table-cell/>
          <table:table-cell table:style-name="ce4" table:formula="of:=[.E19]+[.H19]" office:value-type="float" office:value="12386" calcext:value-type="float">
            <text:p>12386</text:p>
          </table:table-cell>
          <table:table-cell table:formula="of:=12597-[.E3]" office:value-type="float" office:value="211" calcext:value-type="float">
            <text:p>211</text:p>
          </table:table-cell>
          <table:table-cell office:value-type="float" office:value="236.862010956" calcext:value-type="float">
            <text:p>236,862010956</text:p>
          </table:table-cell>
          <table:table-cell office:value-type="float" office:value="0.165155887604" calcext:value-type="float">
            <text:p>0,165155887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4594744780503" calcext:value-type="float">
            <text:p>96,46</text:p>
          </table:table-cell>
          <table:table-cell table:style-name="ce3" table:formula="of:=([.F4]/12597)*100" office:value-type="float" office:value="3.54052552194967" calcext:value-type="float">
            <text:p>3,54</text:p>
          </table:table-cell>
          <table:table-cell/>
          <table:table-cell table:style-name="ce4" table:formula="of:=[.E20]+[.H20]" office:value-type="float" office:value="12151" calcext:value-type="float">
            <text:p>12151</text:p>
          </table:table-cell>
          <table:table-cell table:formula="of:=12597-[.E4]" office:value-type="float" office:value="446" calcext:value-type="float">
            <text:p>446</text:p>
          </table:table-cell>
          <table:table-cell office:value-type="float" office:value="136.823716164" calcext:value-type="float">
            <text:p>136,823716164</text:p>
          </table:table-cell>
          <table:table-cell office:value-type="float" office:value="0.176858901978" calcext:value-type="float">
            <text:p>0,17685890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340874811463" calcext:value-type="float">
            <text:p>98,34</text:p>
          </table:table-cell>
          <table:table-cell table:style-name="ce3" table:formula="of:=([.F5]/12597)*100" office:value-type="float" office:value="1.65912518853695" calcext:value-type="float">
            <text:p>1,66</text:p>
          </table:table-cell>
          <table:table-cell/>
          <table:table-cell table:style-name="ce4" table:formula="of:=[.E21]+[.H21]" office:value-type="float" office:value="12388" calcext:value-type="float">
            <text:p>12388</text:p>
          </table:table-cell>
          <table:table-cell table:formula="of:=12597-[.E5]" office:value-type="float" office:value="209" calcext:value-type="float">
            <text:p>209</text:p>
          </table:table-cell>
          <table:table-cell office:value-type="float" office:value="171.903671026" calcext:value-type="float">
            <text:p>171,903671026</text:p>
          </table:table-cell>
          <table:table-cell office:value-type="float" office:value="0.18815112114" calcext:value-type="float">
            <text:p>0,188151121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740493768358" calcext:value-type="float">
            <text:p>97,67</text:p>
          </table:table-cell>
          <table:table-cell table:style-name="ce3" table:formula="of:=([.F6]/12597)*100" office:value-type="float" office:value="2.32595062316425" calcext:value-type="float">
            <text:p>2,33</text:p>
          </table:table-cell>
          <table:table-cell/>
          <table:table-cell table:style-name="ce4" table:formula="of:=[.E22]+[.H22]" office:value-type="float" office:value="12304" calcext:value-type="float">
            <text:p>12304</text:p>
          </table:table-cell>
          <table:table-cell table:formula="of:=12597-[.E6]" office:value-type="float" office:value="293" calcext:value-type="float">
            <text:p>293</text:p>
          </table:table-cell>
          <table:table-cell office:value-type="float" office:value="122.925755024" calcext:value-type="float">
            <text:p>122,925755024</text:p>
          </table:table-cell>
          <table:table-cell office:value-type="float" office:value="0.200178146362" calcext:value-type="float">
            <text:p>0,200178146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026037945543" calcext:value-type="float">
            <text:p>97,60</text:p>
          </table:table-cell>
          <table:table-cell table:style-name="ce3" table:formula="of:=([.F7]/12597)*100" office:value-type="float" office:value="2.39739620544574" calcext:value-type="float">
            <text:p>2,40</text:p>
          </table:table-cell>
          <table:table-cell/>
          <table:table-cell table:style-name="ce4" table:formula="of:=[.E23]+[.H23]" office:value-type="float" office:value="12295" calcext:value-type="float">
            <text:p>12295</text:p>
          </table:table-cell>
          <table:table-cell table:formula="of:=12597-[.E7]" office:value-type="float" office:value="302" calcext:value-type="float">
            <text:p>302</text:p>
          </table:table-cell>
          <table:table-cell office:value-type="float" office:value="158.268637896" calcext:value-type="float">
            <text:p>158,268637896</text:p>
          </table:table-cell>
          <table:table-cell office:value-type="float" office:value="0.211089134216" calcext:value-type="float">
            <text:p>0,211089134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82487893943" calcext:value-type="float">
            <text:p>97,82</text:p>
          </table:table-cell>
          <table:table-cell table:style-name="ce3" table:formula="of:=([.F8]/12597)*100" office:value-type="float" office:value="2.17512106056998" calcext:value-type="float">
            <text:p>2,18</text:p>
          </table:table-cell>
          <table:table-cell/>
          <table:table-cell table:style-name="ce4" table:formula="of:=[.E24]+[.H24]" office:value-type="float" office:value="12323" calcext:value-type="float">
            <text:p>12323</text:p>
          </table:table-cell>
          <table:table-cell table:formula="of:=12597-[.E8]" office:value-type="float" office:value="274" calcext:value-type="float">
            <text:p>274</text:p>
          </table:table-cell>
          <table:table-cell office:value-type="float" office:value="412.688439846" calcext:value-type="float">
            <text:p>412,688439846</text:p>
          </table:table-cell>
          <table:table-cell office:value-type="float" office:value="0.223036050797" calcext:value-type="float">
            <text:p>0,223036050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4914662221164" calcext:value-type="float">
            <text:p>97,49</text:p>
          </table:table-cell>
          <table:table-cell table:style-name="ce3" table:formula="of:=([.F9]/12597)*100" office:value-type="float" office:value="2.50853377788362" calcext:value-type="float">
            <text:p>2,51</text:p>
          </table:table-cell>
          <table:table-cell/>
          <table:table-cell table:style-name="ce4" table:formula="of:=[.E25]+[.H25]" office:value-type="float" office:value="12281" calcext:value-type="float">
            <text:p>12281</text:p>
          </table:table-cell>
          <table:table-cell table:formula="of:=12597-[.E9]" office:value-type="float" office:value="316" calcext:value-type="float">
            <text:p>316</text:p>
          </table:table-cell>
          <table:table-cell office:value-type="float" office:value="203.393262863" calcext:value-type="float">
            <text:p>203,393262863</text:p>
          </table:table-cell>
          <table:table-cell office:value-type="float" office:value="0.233808994293" calcext:value-type="float">
            <text:p>0,233808994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6738112248948" calcext:value-type="float">
            <text:p>96,67</text:p>
          </table:table-cell>
          <table:table-cell table:style-name="ce3" table:formula="of:=([.F10]/12597)*100" office:value-type="float" office:value="3.32618877510518" calcext:value-type="float">
            <text:p>3,33</text:p>
          </table:table-cell>
          <table:table-cell/>
          <table:table-cell table:style-name="ce4" table:formula="of:=[.E26]+[.H26]" office:value-type="float" office:value="12178" calcext:value-type="float">
            <text:p>12178</text:p>
          </table:table-cell>
          <table:table-cell table:formula="of:=12597-[.E10]" office:value-type="float" office:value="419" calcext:value-type="float">
            <text:p>419</text:p>
          </table:table-cell>
          <table:table-cell office:value-type="float" office:value="222.055110931" calcext:value-type="float">
            <text:p>222,055110931</text:p>
          </table:table-cell>
          <table:table-cell office:value-type="float" office:value="0.245820999146" calcext:value-type="float">
            <text:p>0,245820999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2694292291816" calcext:value-type="float">
            <text:p>98,27</text:p>
          </table:table-cell>
          <table:table-cell table:style-name="ce3" table:formula="of:=([.F11]/12597)*100" office:value-type="float" office:value="1.73057077081845" calcext:value-type="float">
            <text:p>1,73</text:p>
          </table:table-cell>
          <table:table-cell/>
          <table:table-cell table:style-name="ce4" table:formula="of:=[.E27]+[.H27]" office:value-type="float" office:value="12379" calcext:value-type="float">
            <text:p>12379</text:p>
          </table:table-cell>
          <table:table-cell table:formula="of:=12597-[.E11]" office:value-type="float" office:value="218" calcext:value-type="float">
            <text:p>218</text:p>
          </table:table-cell>
          <table:table-cell office:value-type="float" office:value="175.807615042" calcext:value-type="float">
            <text:p>175,807615042</text:p>
          </table:table-cell>
          <table:table-cell office:value-type="float" office:value="0.257129907608" calcext:value-type="float">
            <text:p>0,25712990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6470588235294" calcext:value-type="float">
            <text:p>97,6470588235</text:p>
          </table:table-cell>
          <table:table-cell table:formula="of:=AVERAGE([.C2:.C11])" office:value-type="float" office:value="2.35294117647059" calcext:value-type="float">
            <text:p>2,352941176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00.6" calcext:value-type="float">
            <text:p>12300,6</text:p>
          </table:table-cell>
          <table:table-cell table:formula="of:=AVERAGE([.F2:.F11])" office:value-type="float" office:value="296.4" calcext:value-type="float">
            <text:p>296,4</text:p>
          </table:table-cell>
          <table:table-cell table:formula="of:=SUM([.G2:.G11])/10" office:value-type="float" office:value="212.8374906779" calcext:value-type="float">
            <text:p>212,8374906779</text:p>
          </table:table-cell>
          <table:table-cell table:formula="of:=SUM([.H2:.H11])/10" office:value-type="float" office:value="0.2054436206819" calcext:value-type="float">
            <text:p>0,205443620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1.6" calcext:value-type="float">
            <text:p>5651,6</text:p>
          </table:table-cell>
          <table:table-cell table:formula="of:=AVERAGE([.G18:.G27])" office:value-type="float" office:value="211.1" calcext:value-type="float">
            <text:p>211,1</text:p>
          </table:table-cell>
          <table:table-cell/>
          <table:table-cell office:value-type="float" office:value="5619" calcext:value-type="float">
            <text:p>5619</text:p>
          </table:table-cell>
          <table:table-cell office:value-type="float" office:value="68" calcext:value-type="float">
            <text:p>68</text:p>
          </table:table-cell>
          <table:table-cell office:value-type="float" office:value="208" calcext:value-type="float">
            <text:p>208</text:p>
          </table:table-cell>
          <table:table-cell table:formula="of:=12597-SUM([.E18:.G18])" office:value-type="float" office:value="6702" calcext:value-type="float">
            <text:p>670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5.3" calcext:value-type="float">
            <text:p>85,3</text:p>
          </table:table-cell>
          <table:table-cell table:formula="of:=AVERAGE([.H18:.H27])" office:value-type="float" office:value="6649" calcext:value-type="float">
            <text:p>6649</text:p>
          </table:table-cell>
          <table:table-cell/>
          <table:table-cell office:value-type="float" office:value="5752" calcext:value-type="float">
            <text:p>575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table:formula="of:=12597-SUM([.E19:.G19])" office:value-type="float" office:value="6634" calcext:value-type="float">
            <text:p>66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4" calcext:value-type="float">
            <text:p>5584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table:formula="of:=12597-SUM([.E20:.G20])" office:value-type="float" office:value="6567" calcext:value-type="float">
            <text:p>656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1.6" calcext:value-type="float">
            <text:p>5651,6</text:p>
          </table:table-cell>
          <table:table-cell table:number-columns-repeated="2"/>
          <table:table-cell office:value-type="float" office:value="5731" calcext:value-type="float">
            <text:p>5731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table:formula="of:=12597-SUM([.E21:.G21])" office:value-type="float" office:value="6657" calcext:value-type="float">
            <text:p>665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5.3" calcext:value-type="float">
            <text:p>85,3</text:p>
          </table:table-cell>
          <table:table-cell table:number-columns-repeated="2"/>
          <table:table-cell office:value-type="float" office:value="5614" calcext:value-type="float">
            <text:p>5614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table:formula="of:=12597-SUM([.E22:.G22])" office:value-type="float" office:value="6690" calcext:value-type="float">
            <text:p>669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1.1" calcext:value-type="float">
            <text:p>211,1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table:formula="of:=12597-SUM([.E23:.G23])" office:value-type="float" office:value="6695" calcext:value-type="float">
            <text:p>669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9" calcext:value-type="float">
            <text:p>6649</text:p>
          </table:table-cell>
          <table:table-cell table:number-columns-repeated="2"/>
          <table:table-cell office:value-type="float" office:value="5617" calcext:value-type="float">
            <text:p>5617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table:formula="of:=12597-SUM([.E24:.G24])" office:value-type="float" office:value="6706" calcext:value-type="float">
            <text:p>670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96" calcext:value-type="float">
            <text:p>5596</text:p>
          </table:table-cell>
          <table:table-cell office:value-type="float" office:value="36" calcext:value-type="float">
            <text:p>36</text:p>
          </table:table-cell>
          <table:table-cell office:value-type="float" office:value="280" calcext:value-type="float">
            <text:p>280</text:p>
          </table:table-cell>
          <table:table-cell table:formula="of:=12597-SUM([.E25:.G25])" office:value-type="float" office:value="6685" calcext:value-type="float">
            <text:p>668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0" calcext:value-type="float">
            <text:p>5750</text:p>
          </table:table-cell>
          <table:table-cell office:value-type="float" office:value="187" calcext:value-type="float">
            <text:p>187</text:p>
          </table:table-cell>
          <table:table-cell office:value-type="float" office:value="232" calcext:value-type="float">
            <text:p>232</text:p>
          </table:table-cell>
          <table:table-cell table:formula="of:=12597-SUM([.E26:.G26])" office:value-type="float" office:value="6428" calcext:value-type="float">
            <text:p>642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3" calcext:value-type="float">
            <text:p>5653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table:formula="of:=12597-SUM([.E27:.G27])" office:value-type="float" office:value="6726" calcext:value-type="float">
            <text:p>672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6470588235294" calcext:value-type="float">
            <text:p>0,9764705882</text:p>
          </table:table-cell>
          <table:table-cell table:number-columns-repeated="2"/>
          <table:table-cell table:formula="of:=SUM([.E18:.E27])/10" office:value-type="float" office:value="5651.6" calcext:value-type="float">
            <text:p>5651,6</text:p>
          </table:table-cell>
          <table:table-cell table:formula="of:=SUM([.F18:.F27])/10" office:value-type="float" office:value="85.3" calcext:value-type="float">
            <text:p>85,3</text:p>
          </table:table-cell>
          <table:table-cell table:formula="of:=SUM([.G18:.G27])/10" office:value-type="float" office:value="211.1" calcext:value-type="float">
            <text:p>211,1</text:p>
          </table:table-cell>
          <table:table-cell table:formula="of:=SUM([.H18:.H27])/10" office:value-type="float" office:value="6649" calcext:value-type="float">
            <text:p>664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35294117647059" calcext:value-type="float">
            <text:p>0,0235294118</text:p>
          </table:table-cell>
          <table:table-cell table:number-columns-repeated="2"/>
          <table:table-cell table:formula="of:=SUM([.E18:.E27])" office:value-type="float" office:value="56516" calcext:value-type="float">
            <text:p>56516</text:p>
          </table:table-cell>
          <table:table-cell table:formula="of:=SUM([.F18:.F27])" office:value-type="float" office:value="853" calcext:value-type="float">
            <text:p>853</text:p>
          </table:table-cell>
          <table:table-cell table:formula="of:=SUM([.G18:.G27])" office:value-type="float" office:value="2111" calcext:value-type="float">
            <text:p>2111</text:p>
          </table:table-cell>
          <table:table-cell table:formula="of:=SUM([.H18:.H27])" office:value-type="float" office:value="66490" calcext:value-type="float">
            <text:p>6649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3992699609395" calcext:value-type="float">
            <text:p>0,9639926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333501626004" calcext:value-type="float">
            <text:p>0,98733350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2:29.2395147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S</meta:editing-duration>
    <meta:editing-cycles>7</meta:editing-cycles>
    <meta:generator>LibreOffice/5.1.6.2$Linux_X86_64 LibreOffice_project/10m0$Build-2</meta:generator>
    <dc:date>2018-01-23T23:33:45.722549269</dc:date>
    <meta:document-statistic meta:table-count="1" meta:cell-count="171" meta:object-count="0"/>
  </office:meta>
</office:document-meta>
</file>